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800000008006F9F44D342502646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ptos1" svg:font-family="Aptos"/>
    <style:font-face style:name="Aptos Display" svg:font-family="'Aptos Display'"/>
    <style:font-face style:name="Arial" svg:font-family="Arial"/>
    <style:font-face style:name="Aptos" svg:font-family="Aptos" style:font-pitch="variable"/>
    <style:font-face style:name="Arial1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53cm" svg:stroke-color="#092a38" draw:stroke-linejoin="miter" svg:stroke-linecap="butt" draw:fill="solid" draw:fill-color="#00206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53cm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35cm" svg:stroke-color="#0f9ed5" draw:stroke-linejoin="miter" svg:stroke-linecap="butt" draw:fill="gradient" draw:fill-gradient-name="Gradient_20_1" draw:textarea-vertical-align="middle" draw:auto-grow-height="false" draw:fit-to-size="false" style:shrink-to-fit="false" fo:min-height="2.275cm" fo:min-width="19.821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247cm" svg:stroke-color="#ffffff" draw:stroke-linejoin="miter" svg:stroke-linecap="square" draw:fill="bitmap" draw:fill-image-name="Bitmap_20_1" style:repeat="stretch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cm" draw:shadow-color="#000000" draw:shadow-opacity="43%" loext:shadow-blur="0.706cm"/>
    </style:style>
    <style:style style:name="gr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standard">
      <style:graphic-properties draw:stroke="solid" svg:stroke-width="0.053cm" svg:stroke-color="#092a38" draw:stroke-linejoin="miter" svg:stroke-linecap="butt" draw:fill="solid" draw:fill-color="#15608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Em_20_branco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2060"/>
      <style:paragraph-properties fo:text-align="center" style:font-independent-line-spacing="true"/>
      <style:text-properties fo:font-size="18pt"/>
    </style:style>
    <style:style style:name="P2" style:family="paragraph">
      <loext:graphic-properties draw:fill="solid" draw:fill-color="#000000"/>
      <style:paragraph-properties fo:text-align="center" style:font-independent-line-spacing="true"/>
      <style:text-properties fo:font-size="18pt"/>
    </style:style>
    <style:style style:name="P3" style:family="paragraph">
      <loext:graphic-properties draw:fill="gradient" draw:fill-gradient-name="Gradient_20_1"/>
      <style:paragraph-properties fo:text-align="center" style:font-independent-line-spacing="true"/>
      <style:text-properties fo:font-size="18pt"/>
    </style:style>
    <style:style style:name="P4" style:family="paragraph">
      <loext:graphic-properties draw:fill="bitmap" draw:fill-image-name="Bitmap_20_1" style:repeat="stretch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solid" draw:fill-color="#156082"/>
      <style:paragraph-properties fo:text-align="start" style:font-independent-line-spacing="true"/>
      <style:text-properties fo:font-size="18pt"/>
    </style:style>
    <style:style style:name="P9" style:family="paragraph">
      <loext:graphic-properties draw:fill-color="#ffffff"/>
    </style:style>
    <style:style style:name="T1" style:family="text">
      <style:text-properties fo:font-variant="normal" fo:text-transform="none" fo:color="#0d0d0d" loext:opacity="100%" style:text-line-through-style="none" style:text-line-through-type="none" style:text-position="0% 100%" style:font-name="Arial" fo:font-size="12pt" fo:letter-spacing="normal" fo:language="pt" fo:country="BR" fo:font-style="normal" style:text-underline-style="none" fo:font-weight="bold" style:font-name-asian="Aptos1" style:font-size-asian="12pt" style:font-style-asian="normal" style:font-weight-asian="bold" style:font-name-complex="Aptos1" style:font-size-complex="12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letter-spacing="normal" fo:language="pt" fo:country="BR" fo:font-style="italic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0d0d0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m_20_branco">
        <draw:custom-shape draw:name="Retângulo 10" draw:style-name="gr1" draw:text-style-name="P1" draw:layer="layout" svg:width="7.31cm" svg:height="0.68cm" svg:x="6.047cm" svg:y="0.5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" draw:style-name="gr2" draw:text-style-name="P2" draw:layer="layout" svg:width="0.55cm" svg:height="4.36cm" draw:transform="rotate (-0.261799387799149) translate (4.03cm -0.738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5" draw:style-name="gr2" draw:text-style-name="P2" draw:layer="layout" svg:width="0.55cm" svg:height="4.36cm" draw:transform="rotate (-0.261799387799149) translate (3.203cm -0.932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" draw:style-name="gr3" draw:text-style-name="P3" draw:layer="layout" svg:width="20.32cm" svg:height="2.524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magem 3" draw:style-name="gr4" draw:text-style-name="P4" draw:layer="layout" svg:width="2.736cm" svg:height="2.551cm" svg:x="2.136cm" svg:y="-0.019cm">
          <svg:desc>Interface gráfica do usuário

Descrição gerada automaticamente</svg:desc>
          <text:p/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CaixaDeTexto 8" draw:style-name="gr5" draw:text-style-name="P6" draw:layer="layout" svg:width="8.453cm" svg:height="0.762cm" svg:x="6.047cm" svg:y="1.244cm">
          <text:p text:style-name="P5"><text:span text:style-name="T1">Como incluir CSS no documento HT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: Cantos Arredondados 12" draw:style-name="gr6" draw:text-style-name="P8" draw:layer="layout" svg:width="6.26cm" svg:height="0.762cm" svg:x="6.182cm" svg:y="0.253cm">
          <text:p text:style-name="P7"><text:span text:style-name="T2">CSS -</text:span><text:span text:style-name="T3"> Cascading Style Sheets 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ptos1" svg:font-family="Aptos"/>
    <style:font-face style:name="Aptos Display" svg:font-family="'Aptos Display'"/>
    <style:font-face style:name="Arial" svg:font-family="Arial"/>
    <style:font-face style:name="Aptos" svg:font-family="Aptos" style:font-pitch="variable"/>
    <style:font-face style:name="Arial1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4baade" draw:end-color="#05a1de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itmap_20_1" draw:display-name="Bitmap 1" xlink:href="Pictures/1000000000000800000008006F9F44D342502646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Em_20_branco-background" style:display-name="Em branco-background" style:family="presentation">
      <style:graphic-properties draw:stroke="none" draw:fill="solid" draw:fill-color="#ffffff"/>
      <style:text-properties style:letter-kerning="true"/>
    </style:style>
    <style:style style:name="Em_20_branco-backgroundobjects" style:display-name="Em 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_20_branco-notes" style:display-name="Em 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_20_branco-outline1" style:display-name="Em branco-outline1" style:family="presentation">
      <style:graphic-properties draw:stroke="none" draw:fill="none" draw:auto-grow-height="false" draw:fit-to-size="false" style:shrink-to-fit="true">
        <text:list-style style:name="Em_20_branco-outline1" style:display-name="Em 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Em_20_branco-outline2" style:display-name="Em branco-outline2" style:family="presentation" style:parent-style-name="Em_20_branc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Em_20_branco-outline3" style:display-name="Em branco-outline3" style:family="presentation" style:parent-style-name="Em_20_branc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Em_20_branco-outline4" style:display-name="Em branco-outline4" style:family="presentation" style:parent-style-name="Em_20_branc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Em_20_branco-outline5" style:display-name="Em branco-outline5" style:family="presentation" style:parent-style-name="Em_20_branco-outline4">
      <style:paragraph-properties fo:margin-top="0.1cm" fo:margin-bottom="0cm"/>
      <style:text-properties fo:font-size="20pt" style:font-size-asian="20pt" style:font-size-complex="20pt"/>
    </style:style>
    <style:style style:name="Em_20_branco-outline6" style:display-name="Em branco-outline6" style:family="presentation" style:parent-style-name="Em_20_branco-outline5">
      <style:paragraph-properties fo:margin-top="0.1cm" fo:margin-bottom="0cm"/>
      <style:text-properties fo:font-size="20pt" style:font-size-asian="20pt" style:font-size-complex="20pt"/>
    </style:style>
    <style:style style:name="Em_20_branco-outline7" style:display-name="Em branco-outline7" style:family="presentation" style:parent-style-name="Em_20_branco-outline6">
      <style:paragraph-properties fo:margin-top="0.1cm" fo:margin-bottom="0cm"/>
      <style:text-properties fo:font-size="20pt" style:font-size-asian="20pt" style:font-size-complex="20pt"/>
    </style:style>
    <style:style style:name="Em_20_branco-outline8" style:display-name="Em branco-outline8" style:family="presentation" style:parent-style-name="Em_20_branco-outline7">
      <style:paragraph-properties fo:margin-top="0.1cm" fo:margin-bottom="0cm"/>
      <style:text-properties fo:font-size="20pt" style:font-size-asian="20pt" style:font-size-complex="20pt"/>
    </style:style>
    <style:style style:name="Em_20_branco-outline9" style:display-name="Em branco-outline9" style:family="presentation" style:parent-style-name="Em_20_branco-outline8">
      <style:paragraph-properties fo:margin-top="0.1cm" fo:margin-bottom="0cm"/>
      <style:text-properties fo:font-size="20pt" style:font-size-asian="20pt" style:font-size-complex="20pt"/>
    </style:style>
    <style:style style:name="Em_20_branco-subtitle" style:display-name="Em branco-subtitle" style:family="presentation">
      <style:graphic-properties draw:stroke="none" draw:fill="none" draw:textarea-vertical-align="middle">
        <text:list-style style:name="Em_20_branco-subtitle" style:display-name="Em 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_20_branco-title" style:display-name="Em branco-title" style:family="presentation">
      <style:graphic-properties draw:stroke="none" draw:fill="none" draw:textarea-vertical-align="middle">
        <text:list-style style:name="Em_20_branco-title" style:display-name="Em 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2.5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Em_20_branco-backgroundobjects">
      <style:graphic-properties draw:stroke="none" svg:stroke-width="0cm" draw:fill="none" draw:fill-color="#ffffff" draw:textarea-vertical-align="middle" draw:auto-grow-height="false" draw:fit-to-size="false" style:shrink-to-fit="false" fo:min-height="1.473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Em_20_branc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Em_20_branc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.60000002384186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787878" loext:opacity="100%" style:text-line-through-style="none" style:text-line-through-type="none" style:text-position="0% 100%" style:font-name="Aptos1" fo:font-size="1.60000002384186pt" fo:letter-spacing="normal" fo:language="de" fo:country="DE" fo:font-style="normal" style:text-underline-style="none" fo:font-weight="normal" style:font-size-asian="1.60000002384186pt" style:font-style-asian="normal" style:font-weight-asian="normal" style:font-size-complex="1.6000000238418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78787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Em_20_branco" style:display-name="Em branco" style:page-layout-name="PM1" draw:style-name="Mdp1">
      <draw:frame draw:name="Espaço Reservado para Data 1" presentation:style-name="Mpr1" draw:text-style-name="MP6" draw:layer="backgroundobjects" svg:width="4.571cm" svg:height="0.134cm" svg:x="1.397cm" svg:y="2.354cm" presentation:class="date-time" presentation:user-transformed="true">
        <draw:text-box>
          <text:p text:style-name="MP5"><text:span text:style-name="MT1"><text:date style:data-style-name="D1" text:date-value="2024-05-23">23.05.24</text:date></text:span></text:p>
        </draw:text-box>
      </draw:frame>
      <draw:frame draw:name="Espaço Reservado para Rodapé 2" presentation:style-name="Mpr1" draw:text-style-name="MP6" draw:layer="backgroundobjects" svg:width="6.857cm" svg:height="0.134cm" svg:x="6.731cm" svg:y="2.354cm" presentation:class="footer" presentation:user-transformed="true">
        <draw:text-box>
          <text:p/>
        </draw:text-box>
      </draw:frame>
      <draw:frame draw:name="Espaço Reservado para Número de Slide 3" presentation:style-name="Mpr1" draw:text-style-name="MP6" draw:layer="backgroundobjects" svg:width="4.571cm" svg:height="0.134cm" svg:x="14.351cm" svg:y="2.354cm" presentation:class="page-number" presentation:user-transformed="true">
        <draw:text-box>
          <text:p text:style-name="MP7"><text:span text:style-name="MT1"><text:page-number>1</text:page-number></text:span></text:p>
        </draw:text-box>
      </draw:frame>
      <presentation:notes style:page-layout-name="PM0">
        <draw:page-thumbnail presentation:style-name="Em_20_branco-title" draw:layer="backgroundobjects" svg:width="19.798cm" svg:height="11.136cm" svg:x="0.6cm" svg:y="2.257cm" presentation:class="page"/>
        <draw:frame presentation:style-name="Em_20_branc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Apresentação do PowerPoint</dc:title>
    <meta:editing-cycles>131</meta:editing-cycles>
    <meta:creation-date>2024-05-23T10:45:02</meta:creation-date>
    <dc:date>2024-05-23T11:38:05.496000000</dc:date>
    <meta:editing-duration>PT28M7S</meta:editing-duration>
    <meta:generator>LibreOffice/7.1.4.2$Windows_X86_64 LibreOffice_project/a529a4fab45b75fefc5b6226684193eb000654f6</meta:generator>
    <meta:document-statistic meta:object-count="28"/>
    <meta:user-defined meta:name="AppVersion">16.0000</meta:user-defined>
    <meta:user-defined meta:name="PresentationFormat">Faixa</meta:user-defined>
    <meta:user-defined meta:name="Slides" meta:value-type="float">1</meta:user-defined>
  </office:meta>
</office:document-meta>
</file>